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Object 17/settings.xml"/>
  <manifest:file-entry manifest:media-type="text/xml" manifest:full-path="Object 17/content.xml"/>
  <manifest:file-entry manifest:media-type="application/vnd.oasis.opendocument.formula" manifest:full-path="Object 17/"/>
  <manifest:file-entry manifest:media-type="text/xml" manifest:full-path="Object 18/settings.xml"/>
  <manifest:file-entry manifest:media-type="text/xml" manifest:full-path="Object 18/content.xml"/>
  <manifest:file-entry manifest:media-type="application/vnd.oasis.opendocument.formula" manifest:full-path="Object 18/"/>
  <manifest:file-entry manifest:media-type="text/xml" manifest:full-path="Object 19/settings.xml"/>
  <manifest:file-entry manifest:media-type="text/xml" manifest:full-path="Object 19/content.xml"/>
  <manifest:file-entry manifest:media-type="application/vnd.oasis.opendocument.formula" manifest:full-path="Object 19/"/>
  <manifest:file-entry manifest:media-type="text/xml" manifest:full-path="Object 30/settings.xml"/>
  <manifest:file-entry manifest:media-type="text/xml" manifest:full-path="Object 30/cont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application/rdf+xml" manifest:full-path="manifest.rdf"/>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33/settings.xml"/>
  <manifest:file-entry manifest:media-type="text/xml" manifest:full-path="Object 33/content.xml"/>
  <manifest:file-entry manifest:media-type="application/vnd.oasis.opendocument.formula" manifest:full-path="Object 33/"/>
  <manifest:file-entry manifest:media-type="text/xml" manifest:full-path="Object 34/settings.xml"/>
  <manifest:file-entry manifest:media-type="text/xml" manifest:full-path="Object 34/content.xml"/>
  <manifest:file-entry manifest:media-type="application/vnd.oasis.opendocument.formula" manifest:full-path="Object 34/"/>
  <manifest:file-entry manifest:media-type="text/xml" manifest:full-path="Object 35/settings.xml"/>
  <manifest:file-entry manifest:media-type="text/xml" manifest:full-path="Object 35/content.xml"/>
  <manifest:file-entry manifest:media-type="application/vnd.oasis.opendocument.formula" manifest:full-path="Object 35/"/>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meta.xml"/>
  <manifest:file-entry manifest:media-type="text/xml" manifest:full-path="Object 39/settings.xml"/>
  <manifest:file-entry manifest:media-type="text/xml" manifest:full-path="Object 39/content.xml"/>
  <manifest:file-entry manifest:media-type="application/vnd.oasis.opendocument.formula" manifest:version="1.2" manifest:full-path="Object 39/"/>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full-path="Object 24/"/>
  <manifest:file-entry manifest:media-type="text/xml" manifest:full-path="Object 25/settings.xml"/>
  <manifest:file-entry manifest:media-type="text/xml" manifest:full-path="Object 25/content.xml"/>
  <manifest:file-entry manifest:media-type="application/vnd.oasis.opendocument.formula" manifest:full-path="Object 25/"/>
  <manifest:file-entry manifest:media-type="text/xml" manifest:full-path="Object 26/settings.xml"/>
  <manifest:file-entry manifest:media-type="text/xml" manifest:full-path="Object 26/content.xml"/>
  <manifest:file-entry manifest:media-type="application/vnd.sun.xml.ui.configuration" manifest:full-path="Object 26/Configurations2/"/>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sun.xml.ui.configuration" manifest:full-path="Object 29/Configurations2/"/>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 manifest:full-path="ObjectReplacements/Object 33"/>
  <manifest:file-entry manifest:media-type="application/x-openoffice-gdimetafile;windows_formatname=&quot;GDIMetaFile&quot;" manifest:full-path="ObjectReplacements/Object 34"/>
  <manifest:file-entry manifest:media-type=""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Object 3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 manifest:full-path="ObjectReplacements/Object 4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application/binary" manifest:full-path="layout-cache"/>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14/settings.xml"/>
  <manifest:file-entry manifest:media-type="text/xml" manifest:full-path="Object 14/content.xml"/>
  <manifest:file-entry manifest:media-type="application/vnd.oasis.opendocument.formula" manifest:full-path="Object 14/"/>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Object 15/settings.xml"/>
  <manifest:file-entry manifest:media-type="text/xml" manifest:full-path="Object 15/content.xml"/>
  <manifest:file-entry manifest:media-type="application/vnd.oasis.opendocument.formula" manifest:full-path="Object 15/"/>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Object 16/settings.xml"/>
  <manifest:file-entry manifest:media-type="text/xml" manifest:full-path="Object 16/content.xml"/>
  <manifest:file-entry manifest:media-type="application/vnd.oasis.opendocument.formula" manifest:full-path="Object 16/"/>
  <manifest:file-entry manifest:media-type="text/xml" manifest:full-path="Object 8/settings.xml"/>
  <manifest:file-entry manifest:media-type="text/xml" manifest:full-path="Object 8/content.xml"/>
  <manifest:file-entry manifest:media-type="application/vnd.oasis.opendocument.formula"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text-properties style:text-position="0% 100%"/>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text-properties style:text-position="super 58%"/>
    </style:style>
    <style:style style:name="P5" style:family="paragraph" style:parent-style-name="Text_20_body">
      <style:paragraph-properties fo:margin-left="0.4925in" fo:margin-right="0in" fo:text-indent="0in" style:auto-text-indent="false"/>
    </style:style>
    <style:style style:name="P6" style:family="paragraph" style:parent-style-name="Text_20_body">
      <style:text-properties style:text-position="0% 100%"/>
    </style:style>
    <style:style style:name="P7" style:family="paragraph" style:parent-style-name="Heading_20_1">
      <style:paragraph-properties fo:break-before="page"/>
    </style:style>
    <style:style style:name="T1" style:family="text">
      <style:text-properties style:font-name="Standard Symbols L" style:font-name-asian="Standard Symbols L" style:font-name-complex="Standard Symbols L"/>
    </style:style>
    <style:style style:name="T2" style:family="text">
      <style:text-properties style:text-position="sub 58%"/>
    </style:style>
    <style:style style:name="T3" style:family="text">
      <style:text-properties style:text-position="0% 100%"/>
    </style:style>
    <style:style style:name="T4" style:family="text">
      <style:text-properties style:text-position="0% 100%" style:font-name="Standard Symbols L" style:font-name-asian="Standard Symbols L" style:font-name-complex="Standard Symbols L"/>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Bitstream Vera Sans Mono" fo:font-size="11pt" fo:font-style="normal" fo:font-weight="normal" style:font-name-asian="Bitstream Vera Sans Mono" style:font-size-asian="11pt" style:font-style-asian="normal" style:font-weight-asian="normal" style:font-name-complex="Bitstream Vera Sans Mono" style:font-size-complex="11pt" style:font-style-complex="normal" style:font-weight-complex="normal"/>
    </style:style>
    <style:style style:name="T9" style:family="text">
      <style:text-properties style:font-name="Bitstream Vera Sans Mono" fo:font-size="11pt" fo:font-style="normal" style:font-name-asian="Bitstream Vera Sans Mono" style:font-size-asian="11pt" style:font-style-asian="normal" style:font-name-complex="Bitstream Vera Sans Mono" style:font-size-complex="11pt" style:font-style-complex="normal"/>
    </style:style>
    <style:style style:name="T10" style:family="text">
      <style:text-properties fo:font-style="italic" style:font-style-asian="italic" style:font-style-complex="italic"/>
    </style:style>
    <style:style style:name="T11"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ure Maps</text:p>
      <text:h text:style-name="Heading_20_1" text:outline-level="1">Map an image onto a surface</text:h>
      <text:p text:style-name="Text_20_body">Need </text:p>
      <text:p text:style-name="Text_20_body"><text:tab/>texture</text:p>
      <text:p text:style-name="Text_20_body"><text:tab/>attribute</text:p>
      <text:p text:style-name="Text_20_body"><text:tab/>a map</text:p>
      <text:p text:style-name="Text_20_body">Texture</text:p>
      <text:p text:style-name="Text_20_body"><text:tab/>always rectangular</text:p>
      <text:p text:style-name="Text_20_body"><text:tab/>usually an image (1,2,3 or 4 channels)</text:p>
      <text:p text:style-name="Text_20_body"><text:tab/>may be a vector field</text:p>
      <text:p text:style-name="Text_20_body"><text:tab/>may be a coordinate frame</text:p>
      <text:p text:style-name="Text_20_body">Attribute to be modified:</text:p>
      <text:p text:style-name="Text_20_body"><text:tab/>texture RGB <text:span text:style-name="T1"></text:span> screen ( e.g., mapping image onto TV screen)</text:p>
      <text:p text:style-name="Text_20_body"><text:tab/>texture RGB <text:s/><text:span text:style-name="T1"></text:span> K<text:span text:style-name="T2">d</text:span><text:span text:style-name="T3"> <text:s/></text:span><text:span text:style-name="T4"></text:span><text:span text:style-name="T3"> normal lighting</text:span></text:p>
      <text:p text:style-name="Text_20_body"><text:span text:style-name="T3"><text:tab/>texture I </text:span><text:span text:style-name="T4"></text:span><text:span text:style-name="T3"> scales K</text:span><text:span text:style-name="T2">d</text:span></text:p>
      <text:p text:style-name="Text_20_body"><text:tab/>texture A sets <text:span text:style-name="T1"> </text:span><text:s/>surface alpha (billboarding clouds)</text:p>
      <text:p text:style-name="Text_20_body"><text:tab/>texture RGBA <text:span text:style-name="T1"> </text:span>K<text:span text:style-name="T2">d,</text:span><text:span text:style-name="T3"> s</text:span>urface alpha (billboarding trees, text in space)</text:p>
      <text:p text:style-name="Text_20_body"><text:tab/>texture RGBA <text:span text:style-name="T1"> </text:span>K<text:span text:style-name="T2">d,</text:span><text:span text:style-name="T3"> texture</text:span> alpha (decal on surface)</text:p>
      <text:p text:style-name="Text_20_body"><text:tab/>texture height map <text:span text:style-name="T1"></text:span> surface normal perturbation (bump maps)</text:p>
      <text:p text:style-name="Text_20_body"><text:tab/>texture warped environment map <text:span text:style-name="T1"></text:span> reflection map</text:p>
      <text:p text:style-name="P3"><text:span text:style-name="T3"><text:tab/>texture I </text:span><text:span text:style-name="T4"></text:span> phong shininess parameter</text:p>
      <text:p text:style-name="P3"><text:tab/>texture depth <text:span text:style-name="T1"></text:span> shadows (with projective map)</text:p>
      <text:p text:style-name="Text_20_body">Map</text:p>
      <text:p text:style-name="Text_20_body"><text:tab/>from texture to surface</text:p>
      <text:p text:style-name="Text_20_body"><text:tab/>must be invertible</text:p>
      <text:p text:style-name="Text_20_body"><text:tab/>is onto surface in world, model, or even projection coordinates</text:p>
      <text:p text:style-name="Text_20_body"><text:tab/>may be built in pieces</text:p>
      <text:p text:style-name="Text_20_body"><text:tab/>may be specified only at vertices and interpolated across polygons</text:p>
      <text:h text:style-name="Heading_20_1" text:outline-level="1"/>
      <text:h text:style-name="P7" text:outline-level="1">Texture coordinate space</text:h>
      <text:p text:style-name="Text_20_body">Texture-space is <text:span text:style-name="T6">always</text:span><text:span text:style-name="T7"> [0,1] x [0,1]</text:span></text:p>
      <text:p text:style-name="P2">Texture parameters are u and v</text:p>
      <text:p text:style-name="P2">Lookup of a texture value (u,v) in texture-coordinate space:</text:p>
      <text:p text:style-name="P2"><text:tab/>index texel at (round(uW), round(vH))</text:p>
      <text:h text:style-name="Heading_20_1" text:outline-level="1">Map to surface in world/model/projection 3D space</text:h>
      <text:p text:style-name="Text_20_body">Is a function from<text:span text:style-name="T8"><draw:frame draw:style-name="fr1" draw:name="Object16" text:anchor-type="as-char" svg:width="1.5193in" svg:height="0.1965in" draw:z-index="1"><draw:object xlink:href="./Object 16" xlink:type="simple" xlink:show="embed" xlink:actuate="onLoad"/><draw:image xlink:href="./ObjectReplacements/Object 16" xlink:type="simple" xlink:show="embed" xlink:actuate="onLoad"/></draw:frame></text:span></text:p>
      <text:p text:style-name="Text_20_body"/>
      <text:p text:style-name="Text_20_body">Must be invertible (see below)</text:p>
      <text:p text:style-name="Text_20_body">Are often two-stage maps (more on that later)</text:p>
      <text:h text:style-name="Heading_20_1" text:outline-level="1">Texture lookup in scan conversion alg</text:h>
      <text:p text:style-name="Text_20_body">When a pixel is determined to be visible:</text:p>
      <text:p text:style-name="Text_20_body"><text:tab/>Scanline alg knows pixel-space (x,y,z)</text:p>
      <text:p text:style-name="Text_20_body"><text:tab/>Map pixel-space (x,y,z) <text:span text:style-name="T1"></text:span> world/model <text:s/>(using<text:span text:style-name="T5"><draw:frame draw:style-name="fr1" draw:name="Object25" text:anchor-type="as-char" svg:width="0.5689in" svg:height="0.2in" draw:z-index="7"><draw:object xlink:href="./Object 25" xlink:type="simple" xlink:show="embed" xlink:actuate="onLoad"/><draw:image xlink:href="./ObjectReplacements/Object 25" xlink:type="simple" xlink:show="embed" xlink:actuate="onLoad"/></draw:frame></text:span>)</text:p>
      <text:p text:style-name="Text_20_body"><text:tab/>World/model <text:span text:style-name="T1"></text:span> texture-space (using <draw:frame draw:style-name="fr1" draw:name="Object24" text:anchor-type="as-char" svg:width="0.3in" svg:height="0.1646in" draw:z-index="11"><draw:object xlink:href="./Object 24" xlink:type="simple" xlink:show="embed" xlink:actuate="onLoad"/><draw:image xlink:href="./ObjectReplacements/Object 24" xlink:type="simple" xlink:show="embed" xlink:actuate="onLoad"/></draw:frame>)</text:p>
      <text:p text:style-name="Text_20_body"><text:tab/>Look up texture image value and use it to color pixel.</text:p>
      <text:h text:style-name="Heading_20_1" text:outline-level="1">Texture coordinates and their interpolation</text:h>
      <text:p text:style-name="Text_20_body">Inform graphics pipeline of<draw:frame draw:style-name="fr1" draw:name="Object1" text:anchor-type="as-char" svg:width="0.148in" svg:height="0.1535in" draw:z-index="12"><draw:object xlink:href="./Object 1" xlink:type="simple" xlink:show="embed" xlink:actuate="onLoad"/><draw:image xlink:href="./ObjectReplacements/Object 1" xlink:type="simple" xlink:show="embed" xlink:actuate="onLoad"/></draw:frame>and<text:span text:style-name="T5"><draw:frame draw:style-name="fr1" draw:name="Object3" text:anchor-type="as-char" svg:width="0.3in" svg:height="0.1646in" draw:z-index="17"><draw:object xlink:href="./Object 3" xlink:type="simple" xlink:show="embed" xlink:actuate="onLoad"/><draw:image xlink:href="./ObjectReplacements/Object 3" xlink:type="simple" xlink:show="embed" xlink:actuate="onLoad"/></draw:frame></text:span><text:span text:style-name="T3">at vertices only</text:span></text:p>
      <text:p text:style-name="Text_20_body"><text:span text:style-name="T3"><text:tab/></text:span><text:span text:style-name="T3"><draw:frame draw:style-name="fr1" draw:name="Object34" text:anchor-type="as-char" svg:width="1.6508in" svg:height="0.1925in" draw:z-index="18"><draw:object xlink:href="./Object 34" xlink:type="simple" xlink:show="embed" xlink:actuate="onLoad"/><draw:image xlink:href="./ObjectReplacements/Object 34" xlink:type="simple" xlink:show="embed" xlink:actuate="onLoad"/></draw:frame></text:span><text:span text:style-name="T3">for all vertices</text:span><text:span text:style-name="T3"><draw:frame draw:style-name="fr1" draw:name="Object35" text:anchor-type="as-char" svg:width="0.2138in" svg:height="0.1752in" draw:z-index="19"><draw:object xlink:href="./Object 35" xlink:type="simple" xlink:show="embed" xlink:actuate="onLoad"/><draw:image xlink:href="./ObjectReplacements/Object 35" xlink:type="simple" xlink:show="embed" xlink:actuate="onLoad"/></draw:frame></text:span></text:p>
      <text:p text:style-name="P1">Require scan conversion to interpolate (u,v) values between vertices.</text:p>
      <text:p text:style-name="P1">Beware of perspective problems.</text:p>
      <text:h text:style-name="Heading_20_1" text:outline-level="1">Perspective correction</text:h>
      <text:p text:style-name="Text_20_body">Must interpolate in pre-perspective-division coordinates</text:p>
      <text:p text:style-name="Text_20_body">For a point (x,y,z,w) with tex coordinate (u,v)</text:p>
      <text:p text:style-name="Text_20_body"><text:tab/>map (u,v) to (u/w, v/w, 1/w) in post-perspective space</text:p>
      <text:p text:style-name="Text_20_body">Interpolate all three coords normally to get some triple (u', v', w') </text:p>
      <text:p text:style-name="Text_20_body">At texture lookup time</text:p>
      <text:p text:style-name="Text_20_body"><text:tab/>map (u', v', w') to (u,v)=(u'/w', v'/w') get back into <text:s/>pre-perspective</text:p>
      <text:h text:style-name="Heading_20_1" text:outline-level="1">Boundary considerations</text:h>
      <text:p text:style-name="Text_20_body">Clamped:</text:p>
      <text:p text:style-name="Text_20_body"><text:tab/>clamp to [0,1]x[0,1] to index map</text:p>
      <text:p text:style-name="Text_20_body">Extra boundary pixels</text:p>
      <text:p text:style-name="Text_20_body"><text:tab/>size is (n+2)x(m+2) with extra border rows/cols</text:p>
      <text:p text:style-name="Text_20_body">Extra background color</text:p>
      <text:p text:style-name="P1"><text:tab/>Accessed when tex coords are out of bounds</text:p>
      <text:p text:style-name="Text_20_body">Wrap:</text:p>
      <text:p text:style-name="Text_20_body"><text:tab/>ignore integer portion</text:p>
      <text:p text:style-name="Text_20_body">Reflect:</text:p>
      <text:p text:style-name="Text_20_body"><text:tab/>reverse fractional portion when integer portion is even</text:p>
      <text:p text:style-name="Text_20_body">Reflect once (in DirectX)</text:p>
      <text:h text:style-name="Heading_20_1" text:outline-level="1"/>
      <text:h text:style-name="P7" text:outline-level="1">Two-stages maps</text:h>
      <text:p text:style-name="Text_20_body">Easily invertible map from (u,v) to an intermediate surface</text:p>
      <text:p text:style-name="Text_20_body"><text:tab/>Possible intermediate surfaces: sphere, cylinder, plane, <text:s/>cube</text:p>
      <text:p text:style-name="Text_20_body">Map the intermediate surface to the real surface</text:p>
      <text:p text:style-name="Text_20_body"><text:tab/>Hint: <text:s/>we only need the inverse of this map!</text:p>
      <text:p text:style-name="Text_20_body"><text:tab/>Possible maps (inverted): centroid, object normal, <text:s/>reflected ray</text:p>
      <text:h text:style-name="Heading_20_1" text:outline-level="1">Example: Spherical intermediate surface and centroid projection:</text:h>
      <text:p text:style-name="Text_20_body">Part 1:</text:p>
      <text:p text:style-name="Text_20_body"><text:tab/><text:span text:style-name="T8"><draw:frame draw:style-name="fr1" draw:name="Object17" text:anchor-type="as-char" svg:width="4.4217in" svg:height="0.2138in" draw:z-index="3"><draw:object xlink:href="./Object 17" xlink:type="simple" xlink:show="embed" xlink:actuate="onLoad"/><draw:image xlink:href="./ObjectReplacements/Object 17" xlink:type="simple" xlink:show="embed" xlink:actuate="onLoad"/></draw:frame></text:span></text:p>
      <text:p text:style-name="Text_20_body"><text:tab/>To invert, let</text:p>
      <text:p text:style-name="Text_20_body"><text:tab/><text:tab/><text:span text:style-name="T8"><draw:frame draw:style-name="fr1" draw:name="Object4" text:anchor-type="as-char" svg:width="4.5217in" svg:height="0.2138in" draw:z-index="4"><draw:object xlink:href="./Object 4" xlink:type="simple" xlink:show="embed" xlink:actuate="onLoad"/><draw:image xlink:href="./ObjectReplacements/Object 4" xlink:type="simple" xlink:show="embed" xlink:actuate="onLoad"/></draw:frame></text:span></text:p>
      <text:p text:style-name="Text_20_body"/>
      <text:p text:style-name="Text_20_body"><text:tab/>and solve for u and v:</text:p>
      <text:p text:style-name="Text_20_body"><text:tab/><text:tab/><text:span text:style-name="T8"><draw:frame draw:style-name="fr1" draw:name="Object7" text:anchor-type="as-char" svg:width="2.498in" svg:height="0.4075in" draw:z-index="5"><draw:object xlink:href="./Object 7" xlink:type="simple" xlink:show="embed" xlink:actuate="onLoad"/><draw:image xlink:href="./ObjectReplacements/Object 7" xlink:type="simple" xlink:show="embed" xlink:actuate="onLoad"/></draw:frame></text:span></text:p>
      <text:p text:style-name="Text_20_body"><text:tab/>In C/C++ use <text:span text:style-name="T6">acos</text:span><text:span text:style-name="T7"> which returns </text:span><text:span text:style-name="T7"><draw:frame draw:style-name="fr1" draw:name="Object6" text:anchor-type="as-char" svg:width="0.4465in" svg:height="0.1846in" draw:z-index="8"><draw:object xlink:href="./Object 6" xlink:type="simple" xlink:show="embed" xlink:actuate="onLoad"/><draw:image xlink:href="./ObjectReplacements/Object 6" xlink:type="simple" xlink:show="embed" xlink:actuate="onLoad"/></draw:frame></text:span></text:p>
      <text:p text:style-name="P2"><text:line-break/><text:tab/>We can ignore height (z-axis) to get</text:p>
      <text:p text:style-name="P2"><text:tab/><text:tab/><text:span text:style-name="T9"><draw:frame draw:style-name="fr1" draw:name="Object5" text:anchor-type="as-char" svg:width="2.2661in" svg:height="0.1965in" draw:z-index="9"><draw:object xlink:href="./Object 5" xlink:type="simple" xlink:show="embed" xlink:actuate="onLoad"/><draw:image xlink:href="./ObjectReplacements/Object 5" xlink:type="simple" xlink:show="embed" xlink:actuate="onLoad"/></draw:frame></text:span></text:p>
      <text:p text:style-name="P2"><text:tab/>so</text:p>
      <text:p text:style-name="Text_20_body"><text:span text:style-name="T7"><text:tab/><text:tab/></text:span><text:span text:style-name="T7"><draw:frame draw:style-name="fr1" draw:name="Object8" text:anchor-type="as-char" svg:width="3.8146in" svg:height="0.4146in" draw:z-index="20"><draw:object xlink:href="./Object 8" xlink:type="simple" xlink:show="embed" xlink:actuate="onLoad"/><draw:image xlink:href="./ObjectReplacements/Object 8" xlink:type="simple" xlink:show="embed" xlink:actuate="onLoad"/></draw:frame></text:span></text:p>
      <text:p text:style-name="P2"><text:tab/>and </text:p>
      <text:p text:style-name="P2"><text:tab/><text:tab/><text:span text:style-name="T9"><draw:frame draw:style-name="fr1" draw:name="Object9" text:anchor-type="as-char" svg:width="1.3925in" svg:height="0.4382in" draw:z-index="23"><draw:object xlink:href="./Object 9" xlink:type="simple" xlink:show="embed" xlink:actuate="onLoad"/><draw:image xlink:href="./ObjectReplacements/Object 9" xlink:type="simple" xlink:show="embed" xlink:actuate="onLoad"/></draw:frame></text:span></text:p>
      <text:p text:style-name="P2"/>
      <text:p text:style-name="P2"><text:tab/>In C/C++ use <text:span text:style-name="T6">atan2(y,x)</text:span> which returns<draw:frame draw:style-name="fr1" draw:name="Object11" text:anchor-type="as-char" svg:width="0.5299in" svg:height="0.1846in" draw:z-index="10"><draw:object xlink:href="./Object 11" xlink:type="simple" xlink:show="embed" xlink:actuate="onLoad"/><draw:image xlink:href="./ObjectReplacements/Object 11" xlink:type="simple" xlink:show="embed" xlink:actuate="onLoad"/></draw:frame>, </text:p>
      <text:p text:style-name="P2"><text:tab/><text:tab/>and does not lose the signs in y/x.</text:p>
      <text:p text:style-name="P2"/>
      <text:p text:style-name="P2">Part 2:</text:p>
      <text:p text:style-name="P2"><text:tab/>Given a point<text:span text:style-name="T9"><draw:frame draw:style-name="fr1" draw:name="Object10" text:anchor-type="as-char" svg:width="1.1598in" svg:height="0.1965in" draw:z-index="13"><draw:object xlink:href="./Object 10" xlink:type="simple" xlink:show="embed" xlink:actuate="onLoad"/><draw:image xlink:href="./ObjectReplacements/Object 10" xlink:type="simple" xlink:show="embed" xlink:actuate="onLoad"/></draw:frame></text:span></text:p>
      <text:p text:style-name="P2">on the object,</text:p>
      <text:p text:style-name="P2"><text:tab/><text:span text:style-name="T9"><draw:frame draw:style-name="fr1" draw:name="Object12" text:anchor-type="as-char" svg:width="0.2839in" svg:height="0.4154in" draw:z-index="16"><draw:object xlink:href="./Object 12" xlink:type="simple" xlink:show="embed" xlink:actuate="onLoad"/><draw:image xlink:href="./ObjectReplacements/Object 12" xlink:type="simple" xlink:show="embed" xlink:actuate="onLoad"/></draw:frame></text:span>is on the spherical intermediate surface.</text:p>
      <text:p text:style-name="Text_20_body"/>
      <text:h text:style-name="Heading_20_1" text:outline-level="1"/>
      <text:h text:style-name="P7" text:outline-level="1">Aliasing/Sampling problem</text:h>
      <text:p text:style-name="Text_20_body">To avoid sampling problem we must:</text:p>
      <text:p text:style-name="Text_20_body"><text:tab/>consider pixels as regions</text:p>
      <text:p text:style-name="Text_20_body"><text:tab/>map pixel region back to texture space</text:p>
      <text:p text:style-name="Text_20_body"><text:tab/><text:tab/>(will be an arbitrary quadrilateral)</text:p>
      <text:p text:style-name="Text_20_body"><text:tab/>Lookup and compute average of all texture pixels in quadrilateral</text:p>
      <text:p text:style-name="Text_20_body"><text:tab/><text:tab/>Weighted by quadrilateral's area of intersection with the pixel.</text:p>
      <text:p text:style-name="Text_20_body"><text:tab/>Yuck! <text:s/>That's too hard</text:p>
      <text:p text:style-name="Text_20_body">Simpler:</text:p>
      <text:p text:style-name="Text_20_body"><text:tab/>Approximate quadrilateral with a pixel aligned rectangle.</text:p>
      <text:p text:style-name="Text_20_body"><text:tab/>Average is now a simple average.</text:p>
      <text:h text:style-name="Heading_20_1" text:outline-level="1">Aliasing: Summed Area Table</text:h>
      <text:p text:style-name="Text_20_body">Given a texture image T , create another S of the same size:</text:p>
      <text:p text:style-name="Text_20_body">Each pixel in S is computed by summing over a rectangle of T, </text:p>
      <text:p text:style-name="Text_20_body"><text:tab/><text:span text:style-name="T8"><draw:frame draw:style-name="fr1" draw:name="Object13" text:anchor-type="as-char" svg:width="2.2799in" svg:height="0.3209in" draw:z-index="29"><draw:object xlink:href="./Object 13" xlink:type="simple" xlink:show="embed" xlink:actuate="onLoad"/><draw:image xlink:href="./ObjectReplacements/Object 13" xlink:type="simple" xlink:show="embed" xlink:actuate="onLoad"/></draw:frame></text:span></text:p>
      <text:p text:style-name="Text_20_body"/>
      <text:p text:style-name="Text_20_body">Then the sum of T over some rectangle <text:span text:style-name="T8"><draw:frame draw:style-name="fr1" draw:name="Object14" text:anchor-type="as-char" svg:width="1.2291in" svg:height="0.222in" draw:z-index="30"><draw:object xlink:href="./Object 14" xlink:type="simple" xlink:show="embed" xlink:actuate="onLoad"/><draw:image xlink:href="./ObjectReplacements/Object 14" xlink:type="simple" xlink:show="embed" xlink:actuate="onLoad"/></draw:frame></text:span></text:p>
      <text:p text:style-name="Text_20_body"/>
      <text:p text:style-name="Text_20_body">can be computes with four lookups in S:</text:p>
      <text:p text:style-name="Text_20_body"><text:tab/><text:span text:style-name="T8"><draw:frame draw:style-name="fr1" draw:name="Object15" text:anchor-type="as-char" svg:width="4.6035in" svg:height="0.222in" draw:z-index="31"><draw:object xlink:href="./Object 15" xlink:type="simple" xlink:show="embed" xlink:actuate="onLoad"/><draw:image xlink:href="./ObjectReplacements/Object 15" xlink:type="simple" xlink:show="embed" xlink:actuate="onLoad"/></draw:frame></text:span></text:p>
      <text:h text:style-name="Heading_20_1" text:outline-level="1">Aliasing: MIP maps (Much in Little; Latin: <text:span text:style-name="T10">Multo Im Parvo</text:span>)</text:h>
      <text:p text:style-name="Text_20_body">Preprocess texture map to MIP map structure</text:p>
      <text:p text:style-name="Text_20_body"><text:tab/>Filter original image to half size, quarter size, ...</text:p>
      <text:p text:style-name="Text_20_body"><text:tab/><text:tab/>where each pixel is an average of 2x2 block of pixels</text:p>
      <text:p text:style-name="Text_20_body"><text:tab/><text:tab/>(or use a better filter than the box filter)</text:p>
      <text:p text:style-name="Text_20_body"><text:tab/>After filtering, each pixel in level d accounts for <text:span text:style-name="T3">2</text:span><text:span text:style-name="T5">2d </text:span>pixels in the original</text:p>
      <text:p text:style-name="Text_20_body"><text:tab/><text:tab/>Level 0: 1x1 = 1</text:p>
      <text:p text:style-name="Text_20_body"><text:tab/><text:tab/>Level 1: 2x2 = 4</text:p>
      <text:p text:style-name="Text_20_body"><text:tab/><text:tab/>Level 2: 4x4 = 16</text:p>
      <text:p text:style-name="Text_20_body"><text:tab/><text:tab/>...</text:p>
      <text:p text:style-name="Text_20_body"><text:tab/><text:tab/>Level d: 2<text:span text:style-name="T5">d</text:span><text:span text:style-name="T3">x2</text:span><text:span text:style-name="T5">d</text:span><text:span text:style-name="T3"> = 2</text:span><text:span text:style-name="T5">2d</text:span></text:p>
      <text:p text:style-name="P4"/>
      <text:p text:style-name="P1">Indexing the mipmap: <text:s/>given a pixel:</text:p>
      <text:p text:style-name="P1"><text:tab/>Inverse map pixel to quad in texture space</text:p>
      <text:p text:style-name="P1"><text:tab/><text:tab/>Let T = center position of quad</text:p>
      <text:p text:style-name="P1"><text:tab/><text:tab/> <text:s text:c="5"/>A = area of quad, </text:p>
      <text:p text:style-name="P1"><text:tab/><text:tab/>and convert from <draw:frame draw:style-name="fr2" draw:name="Object40" text:anchor-type="as-char" svg:width="0.7417in" svg:height="0.1563in" draw:z-index="36"><draw:object xlink:href="./Object 40" xlink:type="simple" xlink:show="embed" xlink:actuate="onLoad"/><draw:image xlink:href="./ObjectReplacements/Object 40" xlink:type="simple" xlink:show="embed" xlink:actuate="onLoad"/></draw:frame> space to <draw:frame draw:style-name="fr2" draw:name="Object36" text:anchor-type="as-char" svg:width="0.8846in" svg:height="0.1563in" draw:z-index="38"><draw:object xlink:href="./Object 36" xlink:type="simple" xlink:show="embed" xlink:actuate="onLoad"/><draw:image xlink:href="./ObjectReplacements/Object 36" xlink:type="simple" xlink:show="embed" xlink:actuate="onLoad"/><svg:desc>formula</svg:desc></draw:frame> with</text:p>
      <text:p text:style-name="P1"><text:tab/><text:tab/><draw:frame draw:style-name="fr2" draw:name="Object39" text:anchor-type="as-char" svg:width="0.5311in" svg:height="0.1535in" draw:z-index="37"><draw:object xlink:href="./Object 39" xlink:type="simple" xlink:show="embed" xlink:actuate="onLoad"/><draw:image xlink:href="./ObjectReplacements/Object 39" xlink:type="simple" xlink:show="embed" xlink:actuate="onLoad"/></draw:frame></text:p>
      <text:p text:style-name="P1"><text:tab/>Choose level d where pixels account for AWH original pixels</text:p>
      <text:p text:style-name="P1"><text:tab/><text:tab/><draw:frame draw:style-name="fr1" draw:name="Object18" text:anchor-type="as-char" svg:width="2.5752in" svg:height="0.4189in" draw:z-index="32"><draw:object xlink:href="./Object 18" xlink:type="simple" xlink:show="embed" xlink:actuate="onLoad"/><draw:image xlink:href="./ObjectReplacements/Object 18" xlink:type="simple" xlink:show="embed" xlink:actuate="onLoad"/></draw:frame></text:p>
      <text:p text:style-name="P1"><text:tab/>Access pixel T in level d , or<text:tab/></text:p>
      <text:p text:style-name="P1"><text:tab/>If d is fractional, blend proportionately between two levels.</text:p>
      <text:p text:style-name="P1"/>
      <text:p text:style-name="P1">Size of MIP map is merely 4/3 of the original image:</text:p>
      <text:p text:style-name="P1"><text:tab/>Because <text:tab/><draw:frame draw:style-name="fr1" draw:name="Object19" text:anchor-type="as-char" svg:width="2.4736in" svg:height="0.3953in" draw:z-index="0"><draw:object xlink:href="./Object 19" xlink:type="simple" xlink:show="embed" xlink:actuate="onLoad"/><draw:image xlink:href="./ObjectReplacements/Object 19" xlink:type="simple" xlink:show="embed" xlink:actuate="onLoad"/></draw:frame></text:p>
      <text:p text:style-name="P1"><text:tab/></text:p>
      <text:h text:style-name="P7" text:outline-level="1"><text:span text:style-name="T3">C</text:span>ompute a quad from the scanline algorithm</text:h>
      <text:p text:style-name="Text_20_body">The scanline algorithm does not keep enough info around to compute the quad.</text:p>
      <text:p text:style-name="Text_20_body"><text:tab/>But it can approximate its area:</text:p>
      <text:p text:style-name="Text_20_body">Let the values in the scanline algorithm be named</text:p>
      <text:p text:style-name="Text_20_body"><text:tab/>T: The texture coordinate computed at each pixel.</text:p>
      <text:p text:style-name="Text_20_body"><text:tab/>E: The scanline-to-scanline change in T along an edge <draw:frame draw:style-name="fr2" draw:name="Object27" text:anchor-type="as-char" svg:width="0.5598in" svg:height="0.1535in" draw:z-index="33"><draw:object xlink:href="./Object 27" xlink:type="simple" xlink:show="embed" xlink:actuate="onLoad"/><draw:image xlink:href="./ObjectReplacements/Object 27" xlink:type="simple" xlink:show="embed" xlink:actuate="onLoad"/></draw:frame></text:p>
      <text:p text:style-name="Text_20_body"><text:tab/>P: The pixel-to-pixel change in T along an scanline <draw:frame draw:style-name="fr2" draw:name="Object32" text:anchor-type="as-char" svg:width="0.5508in" svg:height="0.1535in" draw:z-index="34"><draw:object xlink:href="./Object 32" xlink:type="simple" xlink:show="embed" xlink:actuate="onLoad"/><draw:image xlink:href="./ObjectReplacements/Object 32" xlink:type="simple" xlink:show="embed" xlink:actuate="onLoad"/><svg:desc>formula</svg:desc></draw:frame></text:p>
      <text:p text:style-name="Text_20_body"><text:tab/>Because of perspective correction, these values are all triples:</text:p>
      <text:p text:style-name="Text_20_body"><text:tab/><draw:frame draw:style-name="fr1" draw:name="Object23" text:anchor-type="as-char" svg:width="1.5772in" svg:height="0.6835in" draw:z-index="2"><draw:object xlink:href="./Object 23" xlink:type="simple" xlink:show="embed" xlink:actuate="onLoad"/><draw:image xlink:href="./ObjectReplacements/Object 23" xlink:type="simple" xlink:show="embed" xlink:actuate="onLoad"/></draw:frame></text:p>
      <text:p text:style-name="Text_20_body">After homogeneous division by<draw:frame draw:style-name="fr1" draw:name="Object33" text:anchor-type="as-char" svg:width="0.2835in" svg:height="0.222in" draw:z-index="6"><draw:object xlink:href="./Object 33" xlink:type="simple" xlink:show="embed" xlink:actuate="onLoad"/><draw:image xlink:href="./ObjectReplacements/Object 33" xlink:type="simple" xlink:show="embed" xlink:actuate="onLoad"/></draw:frame>these become</text:p>
      <text:p text:style-name="Text_20_body"><text:tab/><draw:frame draw:style-name="fr1" draw:name="Object2" text:anchor-type="as-char" svg:width="1.7425in" svg:height="0.4528in" draw:z-index="14"><draw:object xlink:href="./Object 2" xlink:type="simple" xlink:show="embed" xlink:actuate="onLoad"/><draw:image xlink:href="./ObjectReplacements/Object 2" xlink:type="simple" xlink:show="embed" xlink:actuate="onLoad"/></draw:frame></text:p>
      <text:p text:style-name="Text_20_body">The pixel preimage quad is approximated by the parallegram <draw:frame draw:style-name="fr1" draw:name="Object37" text:anchor-type="as-char" svg:width="0.3299in" svg:height="0.1953in" draw:z-index="35"><draw:object xlink:href="./Object 37" xlink:type="simple" xlink:show="embed" xlink:actuate="onLoad"/><draw:image xlink:href="./ObjectReplacements/Object 37" xlink:type="simple" xlink:show="embed" xlink:actuate="onLoad"/><svg:desc>formula</svg:desc></draw:frame>, whose area is</text:p>
      <text:p text:style-name="Text_20_body"><text:tab/><draw:frame draw:style-name="fr1" draw:name="Object31" text:anchor-type="as-char" svg:width="1.6783in" svg:height="0.4744in" draw:z-index="15"><draw:object xlink:href="./Object 31" xlink:type="simple" xlink:show="embed" xlink:actuate="onLoad"/><draw:image xlink:href="./ObjectReplacements/Object 31" xlink:type="simple" xlink:show="embed" xlink:actuate="onLoad"/></draw:frame><text:tab/></text:p>
      <text:p text:style-name="Text_20_body"/>
      <text:h text:style-name="Heading_20_1" text:outline-level="1">Magnification</text:h>
      <text:p text:style-name="Text_20_body">When a texture is viewed closely, <text:span text:style-name="T6">pixelation</text:span> occurs.</text:p>
      <text:p text:style-name="P5">Given texture coordinate <draw:frame draw:style-name="fr1" draw:name="Object21" text:anchor-type="as-char" svg:width="0.4598in" svg:height="0.1902in" draw:z-index="21"><draw:object xlink:href="./Object 21" xlink:type="simple" xlink:show="embed" xlink:actuate="onLoad"/><draw:image xlink:href="./ObjectReplacements/Object 21" xlink:type="simple" xlink:show="embed" xlink:actuate="onLoad"/></draw:frame>, and texture T, convert to texel index</text:p>
      <text:p text:style-name="P5"><text:tab/><text:span text:style-name="T11"><draw:frame draw:style-name="fr1" draw:name="Object20" text:anchor-type="as-char" svg:width="1.6256in" svg:height="0.2083in" draw:z-index="22"><draw:object xlink:href="./Object 20" xlink:type="simple" xlink:show="embed" xlink:actuate="onLoad"/><draw:image xlink:href="./ObjectReplacements/Object 20" xlink:type="simple" xlink:show="embed" xlink:actuate="onLoad"/></draw:frame></text:span></text:p>
      <text:p text:style-name="P5"/>
      <text:p text:style-name="Text_20_body">Nearest neighbor:</text:p>
      <text:p text:style-name="Text_20_body"><text:tab/><text:span text:style-name="T11"><draw:frame draw:style-name="fr1" draw:name="Object30" text:anchor-type="as-char" svg:width="1.7138in" svg:height="0.2083in" draw:z-index="24"><draw:object xlink:href="./Object 30" xlink:type="simple" xlink:show="embed" xlink:actuate="onLoad"/><draw:image xlink:href="./ObjectReplacements/Object 30" xlink:type="simple" xlink:show="embed" xlink:actuate="onLoad"/></draw:frame></text:span></text:p>
      <text:p text:style-name="Text_20_body"/>
      <text:p text:style-name="Text_20_body">Bilinear interpolation:</text:p>
      <text:p text:style-name="Text_20_body"><text:tab/>Lower texel indices: <draw:frame draw:style-name="fr1" draw:name="Object28" text:anchor-type="as-char" svg:width="1.5299in" svg:height="0.2083in" draw:z-index="26"><draw:object xlink:href="./Object 26" xlink:type="simple" xlink:show="embed" xlink:actuate="onLoad"/><draw:image xlink:href="./ObjectReplacements/Object 26" xlink:type="simple" xlink:show="embed" xlink:actuate="onLoad"/></draw:frame></text:p>
      <text:p text:style-name="Text_20_body"><text:tab/>Upper texel indices: <draw:frame draw:style-name="fr1" draw:name="Object22" text:anchor-type="as-char" svg:width="1.8602in" svg:height="0.2083in" draw:z-index="27"><draw:object xlink:href="./Object 28" xlink:type="simple" xlink:show="embed" xlink:actuate="onLoad"/><draw:image xlink:href="./ObjectReplacements/Object 28" xlink:type="simple" xlink:show="embed" xlink:actuate="onLoad"/></draw:frame></text:p>
      <text:p text:style-name="Text_20_body"><text:tab/>Fractional texel indices: <draw:frame draw:style-name="fr1" draw:name="Object26" text:anchor-type="as-char" svg:width="1.9035in" svg:height="0.2083in" draw:z-index="28"><draw:object xlink:href="./Object 22" xlink:type="simple" xlink:show="embed" xlink:actuate="onLoad"/><draw:image xlink:href="./ObjectReplacements/Object 22" xlink:type="simple" xlink:show="embed" xlink:actuate="onLoad"/></draw:frame></text:p>
      <text:p text:style-name="Text_20_body"><text:tab/>Return blended value:</text:p>
      <text:p text:style-name="Text_20_body"><text:tab/><text:tab/><draw:frame draw:style-name="fr1" draw:name="Object29" text:anchor-type="as-char" svg:width="6.048in" svg:height="0.2083in" draw:z-index="25"><draw:object xlink:href="./Object 29" xlink:type="simple" xlink:show="embed" xlink:actuate="onLoad"/><draw:image xlink:href="./ObjectReplacements/Object 29" xlink:type="simple" xlink:show="embed" xlink:actuate="onLoad"/></draw:frame></text:p>
      <text:h text:style-name="Heading_20_1" text:outline-level="1">Anisotropic problem</text:h>
      <text:p text:style-name="Text_20_body">When the back transformed pixel results in a no-where near square quad:</text:p>
      <text:p text:style-name="Text_20_body"><text:tab/>both S.A.T. And MipMap cause too much blurring.</text:p>
      <text:p text:style-name="Text_20_body">So split long quad into multiple square-ish regions, lookup each, and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pitch="variable" style:font-charset="x-symbol"/>
    <style:font-face style:name="Tahoma1" svg:font-family="Tahoma, Lucidasans, 'Lucida Sans', 'Arial Unicode MS'"/>
    <style:font-face style:name="Times" svg:font-family="Times"/>
    <style:font-face style:name="Times New Roman1" svg:font-family="'Times New Roman'"/>
    <style:font-face style:name="Bitstream Vera Sans Mono" svg:font-family="'Bitstream Vera Sans Mono'"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text-properties fo:font-weight="normal"/>
    </style:style>
    <style:style style:name="Text_20_body" style:display-name="Text body" style:family="paragraph" style:parent-style-name="Standard" style:class="text">
      <style:paragraph-properties fo:margin-left="0.25in" fo:margin-right="0in" fo:margin-top="0in" fo:margin-bottom="0in" fo:text-indent="0in" style:auto-text-indent="false"/>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1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in" fo:text-align="start" style:justify-single-word="false"/>
      <style:text-properties style:font-name="Times New Roman"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1"/>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5-09-06T10:58:19</meta:creation-date>
    <dc:creator>Gary Herron</dc:creator>
    <dc:date>2011-10-31T11:20:04</dc:date>
    <meta:printed-by>Gary Herron</meta:printed-by>
    <meta:print-date>2011-10-31T11:20:03</meta:print-date>
    <meta:editing-cycles>114</meta:editing-cycles>
    <meta:editing-duration>P2DT18H49M35S</meta:editing-duration>
    <meta:document-statistic meta:table-count="0" meta:image-count="0" meta:object-count="39" meta:page-count="5" meta:paragraph-count="164" meta:word-count="895" meta:character-count="5512" meta:non-whitespace-character-count="45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0/content.xml><?xml version="1.0" encoding="utf-8"?>
<!DOCTYPE math  PUBLIC '-//OpenOffice.org//DTD Modified W3C MathML 1.01//EN'  'math.dtd'>
<math:math xmlns:math="http://www.w3.org/1998/Math/MathML">
  <math:semantics>
    <math:mrow>
      <math:mi>P</math:mi>
      <math:mrow>
        <math:mi/>
        <math:mo math:stretchy="false">=</math:mo>
        <math:mi/>
      </math:mrow>
      <math:mrow>
        <math:mo math:stretchy="false">(</math:mo>
        <math:mrow>
          <math:mi>x</math:mi>
          <math:mi>,</math:mi>
          <math:mi>y</math:mi>
          <math:mi>,</math:mi>
          <math:mi>z</math:mi>
        </math:mrow>
        <math:mo math:stretchy="false">)</math:mo>
      </math:mrow>
    </math:mrow>
    <math:annotation math:encoding="StarMath 5.0">P ~=~ (x,y,z) </math:annotation>
  </math:semantics>
</math:math>
</file>

<file path=Object 11/content.xml><?xml version="1.0" encoding="utf-8"?>
<!DOCTYPE math  PUBLIC '-//OpenOffice.org//DTD Modified W3C MathML 1.01//EN'  'math.dtd'>
<math:math xmlns:math="http://www.w3.org/1998/Math/MathML">
  <math:semantics>
    <math:mrow>
      <math:mn>0.</math:mn>
      <math:mn>..2</math:mn>
      <math:mo math:stretchy="false">π</math:mo>
    </math:mrow>
    <math:annotation math:encoding="StarMath 5.0">0...2%pi</math:annotation>
  </math:semantics>
</math:math>
</file>

<file path=Object 12/content.xml><?xml version="1.0" encoding="utf-8"?>
<!DOCTYPE math  PUBLIC '-//OpenOffice.org//DTD Modified W3C MathML 1.01//EN'  'math.dtd'>
<math:math xmlns:math="http://www.w3.org/1998/Math/MathML">
  <math:semantics>
    <math:mfrac>
      <math:mi>P</math:mi>
      <math:mfenced math:open="∣" math:close="∣">
        <math:mi>P</math:mi>
      </math:mfenced>
    </math:mfrac>
    <math:annotation math:encoding="StarMath 5.0"> P over abs{P} </math:annotation>
  </math:semantics>
</math:math>
</file>

<file path=Object 13/content.xml><?xml version="1.0" encoding="utf-8"?>
<!DOCTYPE math  PUBLIC '-//OpenOffice.org//DTD Modified W3C MathML 1.01//EN'  'math.dtd'>
<math:math xmlns:math="http://www.w3.org/1998/Math/MathML">
  <math:semantics>
    <math:mrow>
      <math:mi>S</math:mi>
      <math:mrow>
        <math:mo math:stretchy="false">(</math:mo>
        <math:mrow>
          <math:mi>p</math:mi>
          <math:mi>,</math:mi>
          <math:mi>q</math:mi>
        </math:mrow>
        <math:mo math:stretchy="false">)</math:mo>
      </math:mrow>
      <math:mrow>
        <math:mi/>
        <math:mo math:stretchy="false">=</math:mo>
        <math:mi/>
      </math:mrow>
      <math:mrow>
        <math:msubsup>
          <math:mo math:stretchy="false">∑</math:mo>
          <math:mrow>
            <math:mi>i</math:mi>
            <math:mo math:stretchy="false">=</math:mo>
            <math:mn>0</math:mn>
          </math:mrow>
          <math:mi>p</math:mi>
        </math:msubsup>
        <math:mrow>
          <math:msubsup>
            <math:mo math:stretchy="false">∑</math:mo>
            <math:mrow>
              <math:mi>j</math:mi>
              <math:mo math:stretchy="false">=</math:mo>
              <math:mn>0</math:mn>
            </math:mrow>
            <math:mi>q</math:mi>
          </math:msubsup>
          <math:mi>T</math:mi>
        </math:mrow>
      </math:mrow>
      <math:mrow>
        <math:mo math:stretchy="false">(</math:mo>
        <math:mrow>
          <math:mi>i</math:mi>
          <math:mi>,</math:mi>
          <math:mi>j</math:mi>
        </math:mrow>
        <math:mo math:stretchy="false">)</math:mo>
      </math:mrow>
    </math:mrow>
    <math:annotation math:encoding="StarMath 5.0">S(p,q) ~=~ sum_{i=0}^p sum_{j=0}^q T(i,j) </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row>
          <math:msub>
            <math:mi>u</math:mi>
            <math:mn>0,</math:mn>
          </math:msub>
          <math:msub>
            <math:mi>u</math:mi>
            <math:mn>1</math:mn>
          </math:msub>
        </math:mrow>
        <math:mo math:stretchy="false">]</math:mo>
      </math:mrow>
      <math:mo math:stretchy="false">×</math:mo>
      <math:mrow>
        <math:mo math:stretchy="false">[</math:mo>
        <math:mrow>
          <math:msub>
            <math:mi>v</math:mi>
            <math:mn>0,</math:mn>
          </math:msub>
          <math:msub>
            <math:mi>v</math:mi>
            <math:mn>1</math:mn>
          </math:msub>
        </math:mrow>
        <math:mo math:stretchy="false">]</math:mo>
      </math:mrow>
    </math:mrow>
    <math:annotation math:encoding="StarMath 5.0">[u_0,u_1] times [v_0,v_1]</math:annotation>
  </math:semantics>
</math:math>
</file>

<file path=Object 15/content.xml><?xml version="1.0" encoding="utf-8"?>
<!DOCTYPE math  PUBLIC '-//OpenOffice.org//DTD Modified W3C MathML 1.01//EN'  'math.dtd'>
<math:math xmlns:math="http://www.w3.org/1998/Math/MathML">
  <math:semantics>
    <math:mrow>
      <math:mi>S</math:mi>
      <math:mrow>
        <math:mo math:stretchy="false">(</math:mo>
        <math:mrow>
          <math:msub>
            <math:mi>u</math:mi>
            <math:mn>1,</math:mn>
          </math:msub>
          <math:msub>
            <math:mi>v</math:mi>
            <math:mn>1</math:mn>
          </math:msub>
        </math:mrow>
        <math:mo math:stretchy="false">)</math:mo>
      </math:mrow>
      <math:mrow>
        <math:mi/>
        <math:mo math:stretchy="false">−</math:mo>
        <math:mi/>
      </math:mrow>
      <math:mi>S</math:mi>
      <math:mrow>
        <math:mo math:stretchy="false">(</math:mo>
        <math:mrow>
          <math:mrow>
            <math:msub>
              <math:mi>u</math:mi>
              <math:mn>0</math:mn>
            </math:msub>
            <math:mo math:stretchy="false">−</math:mo>
            <math:mn>1,</math:mn>
          </math:mrow>
          <math:msub>
            <math:mi>v</math:mi>
            <math:mn>1</math:mn>
          </math:msub>
        </math:mrow>
        <math:mo math:stretchy="false">)</math:mo>
      </math:mrow>
      <math:mrow>
        <math:mi/>
        <math:mo math:stretchy="false">−</math:mo>
        <math:mi/>
      </math:mrow>
      <math:mi>S</math:mi>
      <math:mrow>
        <math:mo math:stretchy="false">(</math:mo>
        <math:mrow>
          <math:msub>
            <math:mi>u</math:mi>
            <math:mn>1,</math:mn>
          </math:msub>
          <math:mrow>
            <math:msub>
              <math:mi>v</math:mi>
              <math:mn>0</math:mn>
            </math:msub>
            <math:mo math:stretchy="false">−</math:mo>
            <math:mn>1</math:mn>
          </math:mrow>
        </math:mrow>
        <math:mo math:stretchy="false">)</math:mo>
      </math:mrow>
      <math:mrow>
        <math:mi/>
        <math:mo math:stretchy="false">+</math:mo>
        <math:mi/>
      </math:mrow>
      <math:mi>S</math:mi>
      <math:mrow>
        <math:mo math:stretchy="false">(</math:mo>
        <math:mrow>
          <math:mrow>
            <math:msub>
              <math:mi>u</math:mi>
              <math:mn>0</math:mn>
            </math:msub>
            <math:mo math:stretchy="false">−</math:mo>
            <math:mn>1,</math:mn>
          </math:mrow>
          <math:mrow>
            <math:msub>
              <math:mi>v</math:mi>
              <math:mn>0</math:mn>
            </math:msub>
            <math:mo math:stretchy="false">−</math:mo>
            <math:mn>1</math:mn>
          </math:mrow>
        </math:mrow>
        <math:mo math:stretchy="false">)</math:mo>
      </math:mrow>
    </math:mrow>
    <math:annotation math:encoding="StarMath 5.0">S(u_1,v_1) ~-~ S(u_0-1,v_1) ~-~ S(u_1,v_0-1) ~+~ S(u_0-1,v_0-1)</math:annotation>
  </math:semantics>
</math:math>
</file>

<file path=Object 16/content.xml><?xml version="1.0" encoding="utf-8"?>
<!DOCTYPE math  PUBLIC '-//OpenOffice.org//DTD Modified W3C MathML 1.01//EN'  'math.dtd'>
<math:math xmlns:math="http://www.w3.org/1998/Math/MathML">
  <math:semantics>
    <math:mrow>
      <math:mi>f</math:mi>
      <math:mi>:</math:mi>
      <math:mrow>
        <math:mrow>
          <math:mo math:stretchy="false">(</math:mo>
          <math:mrow>
            <math:mi>u</math:mi>
            <math:mi>,</math:mi>
            <math:mi>v</math:mi>
          </math:mrow>
          <math:mo math:stretchy="false">)</math:mo>
        </math:mrow>
        <math:mo math:stretchy="false">→</math:mo>
        <math:mrow>
          <math:mo math:stretchy="false">(</math:mo>
          <math:mrow>
            <math:mi>x</math:mi>
            <math:mi>,</math:mi>
            <math:mi>y</math:mi>
            <math:mi>,</math:mi>
            <math:mi>z</math:mi>
          </math:mrow>
          <math:mo math:stretchy="false">)</math:mo>
        </math:mrow>
      </math:mrow>
    </math:mrow>
    <math:annotation math:encoding="StarMath 5.0">f: (u,v) toward (x,y,z)</math:annotation>
  </math:semantics>
</math:math>
</file>

<file path=Object 17/content.xml><?xml version="1.0" encoding="utf-8"?>
<!DOCTYPE math  PUBLIC '-//OpenOffice.org//DTD Modified W3C MathML 1.01//EN'  'math.dtd'>
<math:math xmlns:math="http://www.w3.org/1998/Math/MathML">
  <math:semantics>
    <math:mrow>
      <math:mi>S</math:mi>
      <math:mrow>
        <math:mo math:stretchy="false">(</math:mo>
        <math:mrow>
          <math:mi>u</math:mi>
          <math:mi>,</math:mi>
          <math:mi>v</math:mi>
        </math:mrow>
        <math:mo math:stretchy="false">)</math:mo>
      </math:mrow>
      <math:mrow>
        <math:mi/>
        <math:mo math:stretchy="false">=</math:mo>
        <math:mi/>
      </math:mrow>
      <math:mfenced math:open="" math:close="">
        <math:mrow>
          <math:mi>sin</math:mi>
          <math:mo math:stretchy="false">π</math:mo>
          <math:mi>v</math:mi>
          <math:mi/>
          <math:mi>cos</math:mi>
          <math:mn>2</math:mn>
          <math:mo math:stretchy="false">π</math:mo>
          <math:mi>u</math:mi>
          <math:mi>,</math:mi>
          <math:mi/>
          <math:mi>sin</math:mi>
          <math:mo math:stretchy="false">π</math:mo>
          <math:mi>v</math:mi>
          <math:mi/>
          <math:mi>sin</math:mi>
          <math:mn>2</math:mn>
          <math:mo math:stretchy="false">π</math:mo>
          <math:mi>u</math:mi>
          <math:mi>,</math:mi>
          <math:mi/>
          <math:mi>cos</math:mi>
          <math:mo math:stretchy="false">π</math:mo>
          <math:mi>v</math:mi>
        </math:mrow>
      </math:mfenced>
    </math:mrow>
    <math:annotation math:encoding="StarMath 5.0">S(u,v) ~=~ left( sin %pi v ~ cos 2%pi u, ~ sin %pi v ~ sin 2%pi u, ~ cos %pi v right)</math:annotation>
  </math:semantics>
</math:math>
</file>

<file path=Object 18/content.xml><?xml version="1.0" encoding="utf-8"?>
<!DOCTYPE math  PUBLIC '-//OpenOffice.org//DTD Modified W3C MathML 1.01//EN'  'math.dtd'>
<math:math xmlns:math="http://www.w3.org/1998/Math/MathML">
  <math:semantics>
    <math:mrow>
      <math:mrow>
        <math:msup>
          <math:mn>2</math:mn>
          <math:mn>2d</math:mn>
        </math:msup>
        <math:mo math:stretchy="false">=</math:mo>
        <math:mrow>
          <math:mrow>
            <math:mi>A</math:mi>
            <math:mo math:stretchy="false">⋅</math:mo>
            <math:mi>W</math:mi>
          </math:mrow>
          <math:mo math:stretchy="false">⋅</math:mo>
          <math:mi>H</math:mi>
        </math:mrow>
      </math:mrow>
      <math:mi/>
      <math:mtext>so</math:mtext>
      <math:mi/>
      <math:mrow>
        <math:mi>d</math:mi>
        <math:mo math:stretchy="false">=</math:mo>
        <math:mfrac>
          <math:mrow>
            <math:msub>
              <math:mi>log</math:mi>
              <math:mn>2</math:mn>
            </math:msub>
            <math:mrow>
              <math:mrow>
                <math:mi>A</math:mi>
                <math:mo math:stretchy="false">⋅</math:mo>
                <math:mi>W</math:mi>
              </math:mrow>
              <math:mo math:stretchy="false">⋅</math:mo>
              <math:mi>H</math:mi>
            </math:mrow>
          </math:mrow>
          <math:mn>2</math:mn>
        </math:mfrac>
      </math:mrow>
    </math:mrow>
    <math:annotation math:encoding="StarMath 5.0">2^{2d} = A cdot W cdot H ~~"so"~~ d = {log_2 A cdot W cdot H} over 2</math:annotation>
  </math:semantics>
</math:math>
</file>

<file path=Object 19/content.xml><?xml version="1.0" encoding="utf-8"?>
<!DOCTYPE math  PUBLIC '-//OpenOffice.org//DTD Modified W3C MathML 1.01//EN'  'math.dtd'>
<math:math xmlns:math="http://www.w3.org/1998/Math/MathML">
  <math:semantics>
    <math:mrow>
      <math:mn>1</math:mn>
      <math:mrow>
        <math:mi/>
        <math:mo math:stretchy="false">+</math:mo>
        <math:mi/>
      </math:mrow>
      <math:mfrac>
        <math:mn>1</math:mn>
        <math:mn>4</math:mn>
      </math:mfrac>
      <math:mrow>
        <math:mi/>
        <math:mo math:stretchy="false">+</math:mo>
        <math:mi/>
      </math:mrow>
      <math:mfrac>
        <math:mn>1</math:mn>
        <math:mn>16</math:mn>
      </math:mfrac>
      <math:mrow>
        <math:mi/>
        <math:mo math:stretchy="false">+</math:mo>
        <math:mi/>
      </math:mrow>
      <math:mfrac>
        <math:mn>1</math:mn>
        <math:mn>64</math:mn>
      </math:mfrac>
      <math:mrow>
        <math:mi/>
        <math:mo math:stretchy="false">+</math:mo>
        <math:mi/>
      </math:mrow>
      <math:mn>...</math:mn>
      <math:mrow>
        <math:mi/>
        <math:mo math:stretchy="false">=</math:mo>
        <math:mi/>
      </math:mrow>
      <math:mfrac>
        <math:mn>4</math:mn>
        <math:mn>3</math:mn>
      </math:mfrac>
    </math:mrow>
    <math:annotation math:encoding="StarMath 5.0">1 ~+~ 1 over 4 ~+~ 1 over 16 ~+~ 1 over 64 ~+~ ... ~=~ 4 over 3</math:annotation>
  </math:semantics>
</math:math>
</file>

<file path=Object 2/content.xml><?xml version="1.0" encoding="utf-8"?>
<math xmlns="http://www.w3.org/1998/Math/MathML">
  <semantics>
    <mtable>
      <mtr>
        <mtd>
          <mrow>
            <mover accent="true">
              <mi>E</mi>
              <mo stretchy="false">̄</mo>
            </mover>
            <mrow>
              <mi/>
              <mo stretchy="false">=</mo>
              <mi/>
            </mrow>
            <mrow>
              <mo stretchy="false">(</mo>
              <mrow>
                <mrow>
                  <msub>
                    <mi>E</mi>
                    <mi>u</mi>
                  </msub>
                  <mo stretchy="false">/</mo>
                  <msub>
                    <mi>T</mi>
                    <mi>w</mi>
                  </msub>
                </mrow>
                <mi>,</mi>
                <mi/>
                <mrow>
                  <msub>
                    <mi>E</mi>
                    <mi>v</mi>
                  </msub>
                  <mo stretchy="false">/</mo>
                  <msub>
                    <mi>T</mi>
                    <mi>w</mi>
                  </msub>
                </mrow>
              </mrow>
              <mo stretchy="false">)</mo>
            </mrow>
          </mrow>
        </mtd>
      </mtr>
      <mtr>
        <mtd>
          <mrow>
            <mover accent="true">
              <mi>P</mi>
              <mo stretchy="false">̄</mo>
            </mover>
            <mrow>
              <mi/>
              <mo stretchy="false">=</mo>
              <mi/>
            </mrow>
            <mrow>
              <mo stretchy="false">(</mo>
              <mrow>
                <mrow>
                  <msub>
                    <mi>P</mi>
                    <mi>u</mi>
                  </msub>
                  <mo stretchy="false">/</mo>
                  <msub>
                    <mi>T</mi>
                    <mi>w</mi>
                  </msub>
                </mrow>
                <mi>,</mi>
                <mi/>
                <mrow>
                  <msub>
                    <mi>P</mi>
                    <mi>v</mi>
                  </msub>
                  <mo stretchy="false">/</mo>
                  <msub>
                    <mi>T</mi>
                    <mi>w</mi>
                  </msub>
                </mrow>
              </mrow>
              <mo stretchy="false">)</mo>
            </mrow>
          </mrow>
        </mtd>
      </mtr>
    </mtable>
    <annotation encoding="StarMath 5.0">bar E ~=~ (E_u/T_w, ~E_v/T_w) newline
bar P ~=~ (P_u/T_w, ~P_v/T_w) </annotation>
  </semantics>
</math>
</file>

<file path=Object 20/content.xml><?xml version="1.0" encoding="utf-8"?>
<math xmlns="http://www.w3.org/1998/Math/MathML">
  <semantics>
    <mrow>
      <mrow>
        <mo stretchy="false">(</mo>
        <mrow>
          <msub>
            <mi>u</mi>
            <mi>i</mi>
          </msub>
          <mi>,</mi>
          <msub>
            <mi>v</mi>
            <mi>i</mi>
          </msub>
        </mrow>
        <mo stretchy="false">)</mo>
      </mrow>
      <mrow>
        <mi/>
        <mi mathvariant="normal">=</mi>
        <mi/>
      </mrow>
      <mrow>
        <mo stretchy="false">(</mo>
        <mrow>
          <mi>u</mi>
          <mi>W</mi>
          <mi>,</mi>
          <mi/>
          <mi>v</mi>
          <mi>H</mi>
        </mrow>
        <mo stretchy="false">)</mo>
      </mrow>
    </mrow>
    <annotation encoding="StarMath 5.0">(u_i , v_i) ~=~ (u W, ~v H)</annotation>
  </semantics>
</math>
</file>

<file path=Object 21/content.xml><?xml version="1.0" encoding="utf-8"?>
<math xmlns="http://www.w3.org/1998/Math/MathML">
  <semantics>
    <mrow>
      <mo stretchy="false">(</mo>
      <mrow>
        <mi>u</mi>
        <mi>,</mi>
        <mi>v</mi>
      </mrow>
      <mo stretchy="false">)</mo>
    </mrow>
    <annotation encoding="StarMath 5.0">(u,v)</annotation>
  </semantics>
</math>
</file>

<file path=Object 22/content.xml><?xml version="1.0" encoding="utf-8"?>
<math xmlns="http://www.w3.org/1998/Math/MathML">
  <semantics>
    <mrow>
      <mrow>
        <mo stretchy="false">(</mo>
        <mrow>
          <msub>
            <mi>u</mi>
            <mi>f</mi>
          </msub>
          <mi>,</mi>
          <msub>
            <mi>v</mi>
            <mi>f</mi>
          </msub>
        </mrow>
        <mo stretchy="false">)</mo>
      </mrow>
      <mrow>
        <mi/>
        <mi mathvariant="normal">=</mi>
        <mi/>
      </mrow>
      <mrow>
        <mo stretchy="false">(</mo>
        <mrow>
          <mrow>
            <msub>
              <mi>u</mi>
              <mi>i</mi>
            </msub>
            <mi mathvariant="normal">−</mi>
            <msub>
              <mi>u</mi>
              <mn>0</mn>
            </msub>
          </mrow>
          <mi>,</mi>
          <mi/>
          <mrow>
            <msub>
              <mi>v</mi>
              <mi>i</mi>
            </msub>
            <mi mathvariant="normal">−</mi>
            <msub>
              <mi>v</mi>
              <mn>0</mn>
            </msub>
          </mrow>
        </mrow>
        <mo stretchy="false">)</mo>
      </mrow>
    </mrow>
    <annotation encoding="StarMath 5.0">(u_f,v_f) ~=~ (u_i-u_0 , `v_i-v_0)</annotation>
  </semantics>
</math>
</file>

<file path=Object 23/content.xml><?xml version="1.0" encoding="utf-8"?>
<math xmlns="http://www.w3.org/1998/Math/MathML">
  <semantics>
    <mtable>
      <mtr>
        <mtd>
          <mrow>
            <mi>T</mi>
            <mrow>
              <mi/>
              <mo stretchy="false">=</mo>
              <mi/>
            </mrow>
            <mrow>
              <mo stretchy="false">(</mo>
              <mrow>
                <msub>
                  <mi>T</mi>
                  <mi>u</mi>
                </msub>
                <mi>,</mi>
                <mi/>
                <msub>
                  <mi>T</mi>
                  <mi>v</mi>
                </msub>
                <mi>,</mi>
                <mi/>
                <msub>
                  <mi>T</mi>
                  <mi>w</mi>
                </msub>
              </mrow>
              <mo stretchy="false">)</mo>
            </mrow>
          </mrow>
        </mtd>
      </mtr>
      <mtr>
        <mtd>
          <mrow>
            <mi>E</mi>
            <mrow>
              <mi/>
              <mo stretchy="false">=</mo>
              <mi/>
            </mrow>
            <mrow>
              <mo stretchy="false">(</mo>
              <mrow>
                <msub>
                  <mi>E</mi>
                  <mi>u</mi>
                </msub>
                <mi>,</mi>
                <mi/>
                <msub>
                  <mi>E</mi>
                  <mi>v</mi>
                </msub>
                <mi>,</mi>
                <mi/>
                <msub>
                  <mi>E</mi>
                  <mi>w</mi>
                </msub>
              </mrow>
              <mo stretchy="false">)</mo>
            </mrow>
          </mrow>
        </mtd>
      </mtr>
      <mtr>
        <mtd>
          <mrow>
            <mi>P</mi>
            <mrow>
              <mi/>
              <mo stretchy="false">=</mo>
              <mi/>
            </mrow>
            <mrow>
              <mo stretchy="false">(</mo>
              <mrow>
                <msub>
                  <mi>P</mi>
                  <mi>u</mi>
                </msub>
                <mi>,</mi>
                <mi/>
                <msub>
                  <mi>P</mi>
                  <mi>v</mi>
                </msub>
                <mi>,</mi>
                <mi/>
                <msub>
                  <mi>P</mi>
                  <mi>w</mi>
                </msub>
              </mrow>
              <mo stretchy="false">)</mo>
            </mrow>
          </mrow>
        </mtd>
      </mtr>
    </mtable>
    <annotation encoding="StarMath 5.0">T    ~=~ (T_u, ~T_v, ~T_w) newline
E ~=~ (E_u, ~E_v, ~E_w) newline
P ~=~ (P_u, ~P_v, ~P_w) </annotation>
  </semantics>
</math>
</file>

<file path=Object 24/content.xml><?xml version="1.0" encoding="utf-8"?>
<!DOCTYPE math  PUBLIC '-//OpenOffice.org//DTD Modified W3C MathML 1.01//EN'  'math.dtd'>
<math:math xmlns:math="http://www.w3.org/1998/Math/MathML">
  <math:semantics>
    <math:msup>
      <math:mi>f</math:mi>
      <math:mrow>
        <math:mo math:stretchy="false">−</math:mo>
        <math:mn>1</math:mn>
      </math:mrow>
    </math:msup>
    <math:annotation math:encoding="StarMath 5.0">f^{-1}</math:annotation>
  </math:semantics>
</math:math>
</file>

<file path=Object 25/content.xml><?xml version="1.0" encoding="utf-8"?>
<!DOCTYPE math  PUBLIC '-//OpenOffice.org//DTD Modified W3C MathML 1.01//EN'  'math.dtd'>
<math:math xmlns:math="http://www.w3.org/1998/Math/MathML">
  <math:semantics>
    <math:msup>
      <math:mrow>
        <math:mo math:stretchy="false">(</math:mo>
        <math:mi math:fontstyle="italic">VPS</math:mi>
        <math:mo math:stretchy="false">)</math:mo>
      </math:mrow>
      <math:mrow>
        <math:mo math:stretchy="false">−</math:mo>
        <math:mn>1</math:mn>
      </math:mrow>
    </math:msup>
    <math:annotation math:encoding="StarMath 5.0">(VPS)^{-1}</math:annotation>
  </math:semantics>
</math:math>
</file>

<file path=Object 26/content.xml><?xml version="1.0" encoding="utf-8"?>
<math xmlns="http://www.w3.org/1998/Math/MathML">
  <semantics>
    <mrow>
      <mrow>
        <mo stretchy="false">(</mo>
        <mrow>
          <msub>
            <mi>u</mi>
            <mn>0</mn>
          </msub>
          <mi>,</mi>
          <msub>
            <mi>v</mi>
            <mn>0</mn>
          </msub>
        </mrow>
        <mo stretchy="false">)</mo>
      </mrow>
      <mrow>
        <mi/>
        <mi mathvariant="normal">=</mi>
        <mi/>
      </mrow>
      <mrow>
        <mo stretchy="false">(</mo>
        <mrow>
          <mrow>
            <mi stretchy="false" mathvariant="normal">⌊</mi>
            <msub>
              <mi>u</mi>
              <mi>i</mi>
            </msub>
            <mi stretchy="false" mathvariant="normal">⌋</mi>
          </mrow>
          <mi>,</mi>
          <mrow>
            <mi stretchy="false" mathvariant="normal">⌊</mi>
            <msub>
              <mi>v</mi>
              <mi>i</mi>
            </msub>
            <mi stretchy="false" mathvariant="normal">⌋</mi>
          </mrow>
        </mrow>
        <mo stretchy="false">)</mo>
      </mrow>
    </mrow>
    <annotation encoding="StarMath 5.0">(u_0 , v_0) ~=~ (lfloor u_i rfloor, lfloor v_i rfloor)</annotation>
  </semantics>
</math>
</file>

<file path=Object 27/content.xml><?xml version="1.0" encoding="utf-8"?>
<math xmlns="http://www.w3.org/1998/Math/MathML">
  <semantics>
    <mrow>
      <mrow>
        <mrow>
          <mo stretchy="false">Δ</mo>
          <mi>T</mi>
        </mrow>
        <mo stretchy="false">/</mo>
        <mrow>
          <mo stretchy="false">Δ</mo>
          <mi>y</mi>
        </mrow>
      </mrow>
    </mrow>
    <annotation encoding="StarMath 5.0">{%DELTA T} / {%DELTA y}</annotation>
  </semantics>
</math>
</file>

<file path=Object 28/content.xml><?xml version="1.0" encoding="utf-8"?>
<math xmlns="http://www.w3.org/1998/Math/MathML">
  <semantics>
    <mrow>
      <mrow>
        <mo stretchy="false">(</mo>
        <mrow>
          <msub>
            <mi>u</mi>
            <mn>1</mn>
          </msub>
          <mi>,</mi>
          <msub>
            <mi>v</mi>
            <mn>1</mn>
          </msub>
        </mrow>
        <mo stretchy="false">)</mo>
      </mrow>
      <mrow>
        <mi/>
        <mi mathvariant="normal">=</mi>
        <mi/>
      </mrow>
      <mrow>
        <mo stretchy="false">(</mo>
        <mrow>
          <mrow>
            <msub>
              <mi>u</mi>
              <mn>0</mn>
            </msub>
            <mo stretchy="false">+</mo>
            <mn>1,</mn>
          </mrow>
          <mi/>
          <mrow>
            <msub>
              <mi>v</mi>
              <mn>0</mn>
            </msub>
            <mo stretchy="false">+</mo>
            <mn>1</mn>
          </mrow>
        </mrow>
        <mo stretchy="false">)</mo>
      </mrow>
    </mrow>
    <annotation encoding="StarMath 5.0">(u_1 , v_1) ~=~ (u_0 + 1, ~v_0 + 1)</annotation>
  </semantics>
</math>
</file>

<file path=Object 29/content.xml><?xml version="1.0" encoding="utf-8"?>
<math xmlns="http://www.w3.org/1998/Math/MathML">
  <semantics>
    <mrow>
      <mrow>
        <mo stretchy="false">(</mo>
        <mrow>
          <mn>1</mn>
          <mi mathvariant="normal">−</mi>
          <msub>
            <mi>u</mi>
            <mi>f</mi>
          </msub>
        </mrow>
        <mo stretchy="false">)</mo>
      </mrow>
      <mrow>
        <mo stretchy="false">(</mo>
        <mrow>
          <mn>1</mn>
          <mi mathvariant="normal">−</mi>
          <msub>
            <mi>v</mi>
            <mi>f</mi>
          </msub>
        </mrow>
        <mo stretchy="false">)</mo>
      </mrow>
      <mi>T</mi>
      <mrow>
        <mo stretchy="false">(</mo>
        <mrow>
          <msub>
            <mi>u</mi>
            <mn>0</mn>
          </msub>
          <mi>,</mi>
          <msub>
            <mi>v</mi>
            <mn>0</mn>
          </msub>
        </mrow>
        <mo stretchy="false">)</mo>
      </mrow>
      <mrow>
        <mi/>
        <mo stretchy="false">+</mo>
        <mi/>
      </mrow>
      <msub>
        <mi>u</mi>
        <mi>f</mi>
      </msub>
      <mrow>
        <mo stretchy="false">(</mo>
        <mrow>
          <mn>1</mn>
          <mi mathvariant="normal">−</mi>
          <msub>
            <mi>v</mi>
            <mi>f</mi>
          </msub>
        </mrow>
        <mo stretchy="false">)</mo>
      </mrow>
      <mi>T</mi>
      <mrow>
        <mo stretchy="false">(</mo>
        <mrow>
          <msub>
            <mi>u</mi>
            <mn>1</mn>
          </msub>
          <mi>,</mi>
          <msub>
            <mi>v</mi>
            <mn>0</mn>
          </msub>
        </mrow>
        <mo stretchy="false">)</mo>
      </mrow>
      <mrow>
        <mi/>
        <mo stretchy="false">+</mo>
        <mi/>
      </mrow>
      <mrow>
        <mo stretchy="false">(</mo>
        <mrow>
          <mn>1</mn>
          <mi mathvariant="normal">−</mi>
          <msub>
            <mi>u</mi>
            <mi>f</mi>
          </msub>
        </mrow>
        <mo stretchy="false">)</mo>
      </mrow>
      <msub>
        <mi>v</mi>
        <mi>f</mi>
      </msub>
      <mi>T</mi>
      <mrow>
        <mo stretchy="false">(</mo>
        <mrow>
          <msub>
            <mi>u</mi>
            <mn>0</mn>
          </msub>
          <mi>,</mi>
          <msub>
            <mi>v</mi>
            <mn>1</mn>
          </msub>
        </mrow>
        <mo stretchy="false">)</mo>
      </mrow>
      <mrow>
        <mi/>
        <mo stretchy="false">+</mo>
        <mi/>
      </mrow>
      <msub>
        <mi>u</mi>
        <mi>f</mi>
      </msub>
      <msub>
        <mi>v</mi>
        <mi>f</mi>
      </msub>
      <mi>T</mi>
      <mrow>
        <mo stretchy="false">(</mo>
        <mrow>
          <msub>
            <mi>u</mi>
            <mn>1</mn>
          </msub>
          <mi>,</mi>
          <msub>
            <mi>v</mi>
            <mn>1</mn>
          </msub>
        </mrow>
        <mo stretchy="false">)</mo>
      </mrow>
    </mrow>
    <annotation encoding="StarMath 5.0">(1-u_f) (1-v_f) T(u_0 , v_0) ~+~
u_f (1-v_f) T(u_1 , v_0) ~+~
(1-u_f) v_f T(u_0 , v_1) ~+~
u_f v_f T(u_1 , v_1)</annotation>
  </semantics>
</math>
</file>

<file path=Object 3/content.xml><?xml version="1.0" encoding="utf-8"?>
<!DOCTYPE math  PUBLIC '-//OpenOffice.org//DTD Modified W3C MathML 1.01//EN'  'math.dtd'>
<math:math xmlns:math="http://www.w3.org/1998/Math/MathML">
  <math:semantics>
    <math:msup>
      <math:mi>f</math:mi>
      <math:mrow>
        <math:mo math:stretchy="false">−</math:mo>
        <math:mn>1</math:mn>
      </math:mrow>
    </math:msup>
    <math:annotation math:encoding="StarMath 5.0"> f^{-1}</math:annotation>
  </math:semantics>
</math:math>
</file>

<file path=Object 30/content.xml><?xml version="1.0" encoding="utf-8"?>
<math xmlns="http://www.w3.org/1998/Math/MathML">
  <semantics>
    <mrow>
      <mi>T</mi>
      <mrow>
        <mo stretchy="false">(</mo>
        <mrow>
          <mtext>round</mtext>
          <mrow>
            <mo stretchy="false">(</mo>
            <msub>
              <mi>u</mi>
              <mi>i</mi>
            </msub>
            <mo stretchy="false">)</mo>
          </mrow>
          <mi>,</mi>
          <mtext>round</mtext>
          <mrow>
            <mo stretchy="false">(</mo>
            <msub>
              <mi>v</mi>
              <mi>i</mi>
            </msub>
            <mo stretchy="false">)</mo>
          </mrow>
        </mrow>
        <mo stretchy="false">)</mo>
      </mrow>
    </mrow>
    <annotation encoding="StarMath 5.0">T("round"(u_i),"round"(v_i))</annotation>
  </semantics>
</math>
</file>

<file path=Object 31/content.xml><?xml version="1.0" encoding="utf-8"?>
<math xmlns="http://www.w3.org/1998/Math/MathML">
  <semantics>
    <mrow>
      <mi>A</mi>
      <mrow>
        <mi/>
        <mo stretchy="false">=</mo>
        <mi/>
      </mrow>
      <mfenced open="∣" close="∣">
        <mrow>
          <mtable>
            <mtr>
              <mtd>
                <mrow>
                  <mrow>
                    <msub>
                      <mi>E</mi>
                      <mi>u</mi>
                    </msub>
                    <mo stretchy="false">/</mo>
                    <msub>
                      <mi>T</mi>
                      <mi>w</mi>
                    </msub>
                  </mrow>
                </mrow>
              </mtd>
              <mtd>
                <mrow>
                  <mrow>
                    <msub>
                      <mi>E</mi>
                      <mi>v</mi>
                    </msub>
                    <mo stretchy="false">/</mo>
                    <msub>
                      <mi>T</mi>
                      <mi>w</mi>
                    </msub>
                  </mrow>
                </mrow>
              </mtd>
            </mtr>
            <mtr>
              <mtd>
                <mrow>
                  <mrow>
                    <msub>
                      <mi>P</mi>
                      <mi>u</mi>
                    </msub>
                    <mo stretchy="false">/</mo>
                    <msub>
                      <mi>T</mi>
                      <mi>w</mi>
                    </msub>
                  </mrow>
                </mrow>
              </mtd>
              <mtd>
                <mrow>
                  <mrow>
                    <msub>
                      <mi>P</mi>
                      <mi>b</mi>
                    </msub>
                    <mo stretchy="false">/</mo>
                    <msub>
                      <mi>T</mi>
                      <mi>w</mi>
                    </msub>
                  </mrow>
                </mrow>
              </mtd>
            </mtr>
          </mtable>
        </mrow>
      </mfenced>
    </mrow>
    <annotation encoding="StarMath 5.0">A ~=~ abs{matrix{E_u/T_w # E_v/T_w  ## P_u/T_w # P_b/T_w} } </annotation>
  </semantics>
</math>
</file>

<file path=Object 32/content.xml><?xml version="1.0" encoding="utf-8"?>
<math xmlns="http://www.w3.org/1998/Math/MathML">
  <semantics>
    <mrow>
      <mrow>
        <mrow>
          <mo stretchy="false">Δ</mo>
          <mi>T</mi>
        </mrow>
        <mo stretchy="false">/</mo>
        <mrow>
          <mo stretchy="false">Δ</mo>
          <mi>x</mi>
        </mrow>
      </mrow>
    </mrow>
    <annotation encoding="StarMath 5.0">{%DELTA T} / {%DELTA x}</annotation>
  </semantics>
</math>
</file>

<file path=Object 33/content.xml><?xml version="1.0" encoding="utf-8"?>
<!DOCTYPE math  PUBLIC '-//OpenOffice.org//DTD Modified W3C MathML 1.01//EN'  'math.dtd'>
<math:math xmlns:math="http://www.w3.org/1998/Math/MathML">
  <math:semantics>
    <math:msub>
      <math:mi>T</math:mi>
      <math:mi>w</math:mi>
    </math:msub>
    <math:annotation math:encoding="StarMath 5.0">T_w</math:annotation>
  </math:semantics>
</math:math>
</file>

<file path=Object 34/content.xml><?xml version="1.0" encoding="utf-8"?>
<!DOCTYPE math  PUBLIC '-//OpenOffice.org//DTD Modified W3C MathML 1.01//EN'  'math.dtd'>
<math:math xmlns:math="http://www.w3.org/1998/Math/MathML">
  <math:semantics>
    <math:mrow>
      <math:msub>
        <math:mi>T</math:mi>
        <math:mi>i</math:mi>
      </math:msub>
      <math:mrow>
        <math:mi/>
        <math:mo math:stretchy="false">=</math:mo>
        <math:mi/>
      </math:mrow>
      <math:mrow>
        <math:mo math:stretchy="false">(</math:mo>
        <math:mrow>
          <math:msub>
            <math:mi>u</math:mi>
            <math:mi>i</math:mi>
          </math:msub>
          <math:mi>,</math:mi>
          <math:msub>
            <math:mi>v</math:mi>
            <math:mi>i</math:mi>
          </math:msub>
        </math:mrow>
        <math:mo math:stretchy="false">)</math:mo>
      </math:mrow>
      <math:mrow>
        <math:mi/>
        <math:mo math:stretchy="false">=</math:mo>
        <math:mi/>
      </math:mrow>
      <math:msup>
        <math:mi>f</math:mi>
        <math:mrow>
          <math:mo math:stretchy="false">−</math:mo>
          <math:mn>1</math:mn>
        </math:mrow>
      </math:msup>
      <math:mrow>
        <math:mo math:stretchy="false">(</math:mo>
        <math:msub>
          <math:mi>V</math:mi>
          <math:mi>i</math:mi>
        </math:msub>
        <math:mo math:stretchy="false">)</math:mo>
      </math:mrow>
    </math:mrow>
    <math:annotation math:encoding="StarMath 5.0">T_i ~=~ (u_i,v_i) ~=~ f^{-1}(V_i)</math:annotation>
  </math:semantics>
</math:math>
</file>

<file path=Object 35/content.xml><?xml version="1.0" encoding="utf-8"?>
<!DOCTYPE math  PUBLIC '-//OpenOffice.org//DTD Modified W3C MathML 1.01//EN'  'math.dtd'>
<math:math xmlns:math="http://www.w3.org/1998/Math/MathML">
  <math:semantics>
    <math:msub>
      <math:mi>V</math:mi>
      <math:mi>i</math:mi>
    </math:msub>
    <math:annotation math:encoding="StarMath 5.0"> V_i</math:annotation>
  </math:semantics>
</math:math>
</file>

<file path=Object 36/content.xml><?xml version="1.0" encoding="utf-8"?>
<math xmlns="http://www.w3.org/1998/Math/MathML">
  <semantics>
    <mrow>
      <mrow>
        <mrow>
          <mo stretchy="false">[</mo>
          <mrow>
            <mn>0,</mn>
            <mi>W</mi>
          </mrow>
          <mo stretchy="false">]</mo>
        </mrow>
        <mo stretchy="false">×</mo>
        <mrow>
          <mo stretchy="false">[</mo>
          <mrow>
            <mn>0,</mn>
            <mi>H</mi>
          </mrow>
          <mo stretchy="false">]</mo>
        </mrow>
      </mrow>
    </mrow>
    <annotation encoding="StarMath 5.0">[0,W] times [0,H]</annotation>
  </semantics>
</math>
</file>

<file path=Object 37/content.xml><?xml version="1.0" encoding="utf-8"?>
<math xmlns="http://www.w3.org/1998/Math/MathML">
  <semantics>
    <mrow>
      <mover accent="true">
        <mi>E</mi>
        <mo stretchy="false">̄</mo>
      </mover>
      <mover accent="true">
        <mi>P</mi>
        <mo stretchy="false">̄</mo>
      </mover>
    </mrow>
    <annotation encoding="StarMath 5.0">bar E
bar P</annotation>
  </semantics>
</math>
</file>

<file path=Object 39/content.xml><?xml version="1.0" encoding="utf-8"?>
<math xmlns="http://www.w3.org/1998/Math/MathML">
  <semantics>
    <mrow>
      <mrow>
        <mrow>
          <mi>A</mi>
          <mo stretchy="false">⋅</mo>
          <mi>W</mi>
        </mrow>
        <mo stretchy="false">⋅</mo>
        <mi>H</mi>
      </mrow>
    </mrow>
    <annotation encoding="StarMath 5.0">A cdot W cdot H</annotation>
  </semantics>
</math>
</file>

<file path=Object 4/content.xml><?xml version="1.0" encoding="utf-8"?>
<!DOCTYPE math  PUBLIC '-//OpenOffice.org//DTD Modified W3C MathML 1.01//EN'  'math.dtd'>
<math:math xmlns:math="http://www.w3.org/1998/Math/MathML">
  <math:semantics>
    <math:mrow>
      <math:mrow>
        <math:mo math:stretchy="false">(</math:mo>
        <math:mrow>
          <math:mi>x</math:mi>
          <math:mi>,</math:mi>
          <math:mi>y</math:mi>
          <math:mi>,</math:mi>
          <math:mi>z</math:mi>
        </math:mrow>
        <math:mo math:stretchy="false">)</math:mo>
      </math:mrow>
      <math:mrow>
        <math:mi/>
        <math:mo math:stretchy="false">=</math:mo>
        <math:mi/>
      </math:mrow>
      <math:mfenced math:open="" math:close="">
        <math:mrow>
          <math:mi>sin</math:mi>
          <math:mo math:stretchy="false">π</math:mo>
          <math:mi>v</math:mi>
          <math:mi/>
          <math:mi>cos</math:mi>
          <math:mn>2</math:mn>
          <math:mo math:stretchy="false">π</math:mo>
          <math:mi>u</math:mi>
          <math:mi>,</math:mi>
          <math:mi/>
          <math:mi>sin</math:mi>
          <math:mo math:stretchy="false">π</math:mo>
          <math:mi>v</math:mi>
          <math:mi/>
          <math:mi>sin</math:mi>
          <math:mn>2</math:mn>
          <math:mo math:stretchy="false">π</math:mo>
          <math:mi>u</math:mi>
          <math:mi>,</math:mi>
          <math:mi/>
          <math:mi>cos</math:mi>
          <math:mo math:stretchy="false">π</math:mo>
          <math:mi>v</math:mi>
        </math:mrow>
      </math:mfenced>
    </math:mrow>
    <math:annotation math:encoding="StarMath 5.0">(x,y,z) ~=~ left( sin %pi v ~ cos 2%pi u, ~ sin %pi v ~ sin 2%pi u, ~ cos %pi v right)</math:annotation>
  </math:semantics>
</math:math>
</file>

<file path=Object 40/content.xml><?xml version="1.0" encoding="utf-8"?>
<math xmlns="http://www.w3.org/1998/Math/MathML">
  <semantics>
    <mrow>
      <mrow>
        <mrow>
          <mo stretchy="false">[</mo>
          <mrow>
            <mn>0,1</mn>
          </mrow>
          <mo stretchy="false">]</mo>
        </mrow>
        <mo stretchy="false">×</mo>
        <mrow>
          <mo stretchy="false">[</mo>
          <mrow>
            <mn>0,1</mn>
          </mrow>
          <mo stretchy="false">]</mo>
        </mrow>
      </mrow>
    </mrow>
    <annotation encoding="StarMath 5.0">[0,1] times [0,1]</annotation>
  </semantics>
</math>
</file>

<file path=Object 5/content.xml><?xml version="1.0" encoding="utf-8"?>
<!DOCTYPE math  PUBLIC '-//OpenOffice.org//DTD Modified W3C MathML 1.01//EN'  'math.dtd'>
<math:math xmlns:math="http://www.w3.org/1998/Math/MathML">
  <math:semantics>
    <math:mrow>
      <math:mrow>
        <math:mo math:stretchy="false">(</math:mo>
        <math:mrow>
          <math:mi>x</math:mi>
          <math:mi>,</math:mi>
          <math:mi>y</math:mi>
        </math:mrow>
        <math:mo math:stretchy="false">)</math:mo>
      </math:mrow>
      <math:mo math:stretchy="false">=</math:mo>
      <math:mrow>
        <math:mo math:stretchy="false">(</math:mo>
        <math:mrow>
          <math:mi>cos</math:mi>
          <math:mn>2</math:mn>
          <math:mo math:stretchy="false">π</math:mo>
          <math:mi>u</math:mi>
          <math:mi>,</math:mi>
          <math:mi/>
          <math:mi>sin</math:mi>
          <math:mn>2</math:mn>
          <math:mo math:stretchy="false">π</math:mo>
          <math:mi>u</math:mi>
        </math:mrow>
        <math:mo math:stretchy="false">)</math:mo>
      </math:mrow>
    </math:mrow>
    <math:annotation math:encoding="StarMath 5.0">(x,y) = (cos 2%pi u,~ sin 2%pi u)</math:annotation>
  </math:semantics>
</math:math>
</file>

<file path=Object 6/content.xml><?xml version="1.0" encoding="utf-8"?>
<!DOCTYPE math  PUBLIC '-//OpenOffice.org//DTD Modified W3C MathML 1.01//EN'  'math.dtd'>
<math:math xmlns:math="http://www.w3.org/1998/Math/MathML">
  <math:semantics>
    <math:mrow>
      <math:mn>0</math:mn>
      <math:mn>...</math:mn>
      <math:mo math:stretchy="false">π</math:mo>
    </math:mrow>
    <math:annotation math:encoding="StarMath 5.0">0 ... %pi</math:annotation>
  </math:semantics>
</math:math>
</file>

<file path=Object 7/content.xml><?xml version="1.0" encoding="utf-8"?>
<!DOCTYPE math  PUBLIC '-//OpenOffice.org//DTD Modified W3C MathML 1.01//EN'  'math.dtd'>
<math:math xmlns:math="http://www.w3.org/1998/Math/MathML">
  <math:semantics>
    <math:mrow>
      <math:mi>z</math:mi>
      <math:mrow>
        <math:mi/>
        <math:mo math:stretchy="false">=</math:mo>
        <math:mi/>
      </math:mrow>
      <math:mi>cos</math:mi>
      <math:mo math:stretchy="false">π</math:mo>
      <math:mi>v</math:mi>
      <math:mi/>
      <math:mo math:stretchy="false">⇒</math:mo>
      <math:mi/>
      <math:mi>v</math:mi>
      <math:mrow>
        <math:mi/>
        <math:mo math:stretchy="false">=</math:mo>
        <math:mi/>
      </math:mrow>
      <math:mfrac>
        <math:mrow>
          <math:msup>
            <math:mi>cos</math:mi>
            <math:mrow>
              <math:mo math:stretchy="false">−</math:mo>
              <math:mn>1</math:mn>
            </math:mrow>
          </math:msup>
          <math:mi>z</math:mi>
        </math:mrow>
        <math:mo math:stretchy="false">π</math:mo>
      </math:mfrac>
    </math:mrow>
    <math:annotation math:encoding="StarMath 5.0">z ~=~ cos %pi v ~~drarrow~~ v ~=~ {cos^{-1} z } over %pi</math:annotation>
  </math:semantics>
</math:math>
</file>

<file path=Object 8/content.xml><?xml version="1.0" encoding="utf-8"?>
<!DOCTYPE math  PUBLIC '-//OpenOffice.org//DTD Modified W3C MathML 1.01//EN'  'math.dtd'>
<math:math xmlns:math="http://www.w3.org/1998/Math/MathML">
  <math:semantics>
    <math:mrow>
      <math:mfrac>
        <math:mi>y</math:mi>
        <math:mi>x</math:mi>
      </math:mfrac>
      <math:mrow>
        <math:mi/>
        <math:mo math:stretchy="false">=</math:mo>
        <math:mi/>
      </math:mrow>
      <math:mfrac>
        <math:mrow>
          <math:mi>sin</math:mi>
          <math:mo math:stretchy="false">π</math:mo>
          <math:mi>v</math:mi>
          <math:mi/>
          <math:mi>sin</math:mi>
          <math:mn>2</math:mn>
          <math:mo math:stretchy="false">π</math:mo>
          <math:mi>u</math:mi>
        </math:mrow>
        <math:mrow>
          <math:mi>sin</math:mi>
          <math:mo math:stretchy="false">π</math:mo>
          <math:mi>v</math:mi>
          <math:mi/>
          <math:mi>cos</math:mi>
          <math:mn>2</math:mn>
          <math:mo math:stretchy="false">π</math:mo>
          <math:mi>u</math:mi>
        </math:mrow>
      </math:mfrac>
      <math:mrow>
        <math:mi/>
        <math:mo math:stretchy="false">=</math:mo>
        <math:mi/>
      </math:mrow>
      <math:mfrac>
        <math:mrow>
          <math:mi>sin</math:mi>
          <math:mn>2</math:mn>
          <math:mo math:stretchy="false">π</math:mo>
          <math:mi>u</math:mi>
        </math:mrow>
        <math:mrow>
          <math:mi>cos</math:mi>
          <math:mn>2</math:mn>
          <math:mo math:stretchy="false">π</math:mo>
          <math:mi>u</math:mi>
        </math:mrow>
      </math:mfrac>
      <math:mrow>
        <math:mi/>
        <math:mo math:stretchy="false">=</math:mo>
        <math:mi/>
      </math:mrow>
      <math:mi>tan</math:mi>
      <math:mn>2</math:mn>
      <math:mo math:stretchy="false">π</math:mo>
      <math:mi>u</math:mi>
    </math:mrow>
    <math:annotation math:encoding="StarMath 5.0">y over x ~=~ {sin %pi v ~ sin 2%pi u} over {sin %pi v ~ cos 2%pi u} ~=~ {sin 2%pi u} over {cos 2%pi u} ~=~ tan 2%pi u</math:annotation>
  </math:semantics>
</math:math>
</file>

<file path=Object 9/content.xml><?xml version="1.0" encoding="utf-8"?>
<!DOCTYPE math  PUBLIC '-//OpenOffice.org//DTD Modified W3C MathML 1.01//EN'  'math.dtd'>
<math:math xmlns:math="http://www.w3.org/1998/Math/MathML">
  <math:semantics>
    <math:mrow>
      <math:mi>u</math:mi>
      <math:mrow>
        <math:mi/>
        <math:mo math:stretchy="false">=</math:mo>
        <math:mi/>
      </math:mrow>
      <math:mfrac>
        <math:mrow>
          <math:msup>
            <math:mi>tan</math:mi>
            <math:mrow>
              <math:mo math:stretchy="false">−</math:mo>
              <math:mn>1</math:mn>
            </math:mrow>
          </math:msup>
          <math:mrow>
            <math:mo math:stretchy="false">(</math:mo>
            <math:mrow>
              <math:mi>y</math:mi>
              <math:mo math:stretchy="false">/</math:mo>
              <math:mi>x</math:mi>
            </math:mrow>
            <math:mo math:stretchy="false">)</math:mo>
          </math:mrow>
        </math:mrow>
        <math:mrow>
          <math:mn>2</math:mn>
          <math:mo math:stretchy="false">π</math:mo>
        </math:mrow>
      </math:mfrac>
    </math:mrow>
    <math:annotation math:encoding="StarMath 5.0"> u ~=~ {tan^{-1} (y/x)} over {2%pi}</math:annotation>
  </math:semantics>
</math:math>
</file>